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C306B304DFECBCF6.png" manifest:media-type="image/png"/>
  <manifest:file-entry manifest:full-path="Pictures/100002010000010000000100A72844A37FE56E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Mangal1" svg:font-family="Manga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paragraph-rsid="0039fd1e"/>
    </style:style>
    <style:style style:name="P2" style:family="paragraph" style:parent-style-name="Standard">
      <style:text-properties style:font-name="Calibri Light" officeooo:paragraph-rsid="003c24e9"/>
    </style:style>
    <style:style style:name="P3" style:family="paragraph" style:parent-style-name="Standard">
      <style:text-properties officeooo:paragraph-rsid="0039218c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 Light1" fo:font-size="10pt" fo:font-weight="bold" officeooo:rsid="002b9c2b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in" fo:margin-bottom="0.0201in" loext:contextual-spacing="false"/>
      <style:text-properties officeooo:paragraph-rsid="0060c66a"/>
    </style:style>
    <style:style style:name="P7" style:family="paragraph" style:parent-style-name="Header">
      <style:paragraph-properties fo:text-align="center" style:justify-single-word="false" fo:padding="0in" fo:border="none" style:shadow="none"/>
      <style:text-properties style:font-name="Calibri Light1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62e93b"/>
    </style:style>
    <style:style style:name="P10" style:family="paragraph" style:parent-style-name="Standard" style:list-style-name="L1">
      <style:text-properties officeooo:paragraph-rsid="004da113"/>
    </style:style>
    <style:style style:name="P11" style:family="paragraph" style:parent-style-name="Standard" style:list-style-name="L1">
      <style:text-properties officeooo:paragraph-rsid="005f1bd0"/>
    </style:style>
    <style:style style:name="P12" style:family="paragraph" style:parent-style-name="Standard" style:list-style-name="L1">
      <style:text-properties officeooo:paragraph-rsid="0060c66a"/>
    </style:style>
    <style:style style:name="P13" style:family="paragraph" style:parent-style-name="Standard" style:list-style-name="L1">
      <style:text-properties officeooo:paragraph-rsid="005ae6c3"/>
    </style:style>
    <style:style style:name="P14" style:family="paragraph" style:parent-style-name="Standard" style:list-style-name="L1">
      <style:text-properties officeooo:paragraph-rsid="0063bf1b"/>
    </style:style>
    <style:style style:name="P15" style:family="paragraph" style:parent-style-name="Standard" style:list-style-name="L1">
      <style:text-properties officeooo:paragraph-rsid="006717a2"/>
    </style:style>
    <style:style style:name="P16" style:family="paragraph" style:parent-style-name="Standard" style:list-style-name="L1">
      <style:text-properties officeooo:paragraph-rsid="0033504a"/>
    </style:style>
    <style:style style:name="P17" style:family="paragraph" style:parent-style-name="Standard" style:list-style-name="L1">
      <style:text-properties style:font-name="Calibri Light" officeooo:paragraph-rsid="0039fd1e"/>
    </style:style>
    <style:style style:name="P18" style:family="paragraph" style:parent-style-name="Standard" style:list-style-name="L1">
      <style:text-properties style:font-name="Calibri Light" officeooo:paragraph-rsid="003e5529"/>
    </style:style>
    <style:style style:name="P19" style:family="paragraph" style:parent-style-name="Standard" style:list-style-name="L1">
      <style:text-properties style:font-name="Calibri Light" officeooo:paragraph-rsid="005eacd8"/>
    </style:style>
    <style:style style:name="P20" style:family="paragraph" style:parent-style-name="Standard" style:list-style-name="L1">
      <style:text-properties style:font-name="Calibri Light" officeooo:paragraph-rsid="004f52fe"/>
    </style:style>
    <style:style style:name="P21" style:family="paragraph" style:parent-style-name="Standard" style:list-style-name="L1">
      <style:text-properties style:font-name="Calibri Light" officeooo:paragraph-rsid="00418484"/>
    </style:style>
    <style:style style:name="P22" style:family="paragraph" style:parent-style-name="Standard" style:list-style-name="L1">
      <style:text-properties style:font-name="Calibri Light" officeooo:paragraph-rsid="0060c66a"/>
    </style:style>
    <style:style style:name="P23" style:family="paragraph" style:parent-style-name="Standard" style:list-style-name="L1">
      <style:text-properties style:font-name="Calibri Light" fo:font-size="14pt" fo:font-weight="bold" officeooo:paragraph-rsid="0039fd1e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style:font-name="Calibri Light" fo:font-size="14pt" officeooo:rsid="002b9c2b" officeooo:paragraph-rsid="0039fd1e" style:font-size-asian="14pt" style:font-size-complex="14pt"/>
    </style:style>
    <style:style style:name="P25" style:family="paragraph" style:parent-style-name="Standard" style:list-style-name="L1">
      <style:text-properties style:font-name="Calibri Light" fo:font-size="10pt" officeooo:rsid="003e5529" officeooo:paragraph-rsid="003e5529" style:font-size-asian="10pt" style:font-size-complex="10pt"/>
    </style:style>
    <style:style style:name="P26" style:family="paragraph" style:parent-style-name="Standard" style:list-style-name="L1">
      <style:text-properties style:font-name="Calibri Light1" fo:font-size="10pt" fo:font-weight="normal" officeooo:rsid="0039218c" officeooo:paragraph-rsid="0039fd1e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text-properties style:font-name="Calibri Light1" fo:font-size="10pt" fo:font-weight="bold" officeooo:rsid="00455a19" officeooo:paragraph-rsid="00455a19" style:font-size-asian="10pt" style:font-weight-asian="bold" style:font-size-complex="10pt" style:font-weight-complex="bold"/>
    </style:style>
    <style:style style:name="P28" style:family="paragraph" style:parent-style-name="Standard" style:list-style-name="L1">
      <style:text-properties style:font-name="Calibri Light1" fo:font-size="10pt" officeooo:rsid="00455a19" officeooo:paragraph-rsid="00455a19" style:font-size-asian="10pt" style:font-size-complex="10pt"/>
    </style:style>
    <style:style style:name="P29" style:family="paragraph" style:parent-style-name="Standard" style:list-style-name="L1">
      <style:text-properties style:font-name="Calibri"/>
    </style:style>
    <style:style style:name="P30" style:family="paragraph" style:parent-style-name="Standard" style:list-style-name="L1">
      <style:text-properties style:font-name="Calibri" officeooo:paragraph-rsid="0039218c"/>
    </style:style>
    <style:style style:name="P31" style:family="paragraph" style:parent-style-name="Standard" style:list-style-name="L1">
      <style:text-properties style:font-name="Calibri" officeooo:paragraph-rsid="005ae6c3"/>
    </style:style>
    <style:style style:name="P32" style:family="paragraph" style:parent-style-name="Standard" style:list-style-name="L1">
      <style:text-properties style:font-name="Calibri" officeooo:paragraph-rsid="004c60ad"/>
    </style:style>
    <style:style style:name="P33" style:family="paragraph" style:parent-style-name="Standard" style:list-style-name="L1">
      <style:text-properties style:font-name="Calibri" officeooo:paragraph-rsid="0060c66a"/>
    </style:style>
    <style:style style:name="P34" style:family="paragraph" style:parent-style-name="Standard" style:list-style-name="L1">
      <style:text-properties style:font-name="Calibri" officeooo:paragraph-rsid="0066ab22"/>
    </style:style>
    <style:style style:name="P35" style:family="paragraph" style:parent-style-name="Standard" style:list-style-name="L1">
      <style:text-properties style:font-name="Ubuntu Mono" officeooo:paragraph-rsid="006717a2"/>
    </style:style>
    <style:style style:name="P36" style:family="paragraph" style:parent-style-name="Standard" style:list-style-name="L1">
      <style:text-properties style:font-name="Ubuntu Mono" officeooo:paragraph-rsid="005c83f3"/>
    </style:style>
    <style:style style:name="P37" style:family="paragraph" style:parent-style-name="Standard" style:list-style-name="L1">
      <style:paragraph-properties fo:margin-top="0in" fo:margin-bottom="0.0402in" loext:contextual-spacing="false"/>
      <style:text-properties style:font-name="Calibri Light1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 style:list-style-name="L1">
      <style:paragraph-properties fo:margin-top="0in" fo:margin-bottom="0.0402in" loext:contextual-spacing="false"/>
      <style:text-properties style:font-name="Calibri Light1" fo:font-size="10pt" fo:font-weight="bold" officeooo:paragraph-rsid="005eacd8" style:font-size-asian="10pt" style:font-weight-asian="bold" style:font-size-complex="10pt" style:font-weight-complex="bold"/>
    </style:style>
    <style:style style:name="P39" style:family="paragraph" style:parent-style-name="Standard" style:list-style-name="L1">
      <style:paragraph-properties fo:margin-top="0in" fo:margin-bottom="0.0402in" loext:contextual-spacing="false"/>
      <style:text-properties style:font-name="Calibri"/>
    </style:style>
    <style:style style:name="P40" style:family="paragraph" style:parent-style-name="Standard" style:list-style-name="L1">
      <style:paragraph-properties fo:margin-top="0in" fo:margin-bottom="0.0402in" loext:contextual-spacing="false"/>
      <style:text-properties style:font-name="Calibri" officeooo:paragraph-rsid="006c96b2"/>
    </style:style>
    <style:style style:name="P41" style:family="paragraph" style:parent-style-name="Standard" style:list-style-name="L1">
      <style:paragraph-properties fo:margin-top="0in" fo:margin-bottom="0.0402in" loext:contextual-spacing="false"/>
      <style:text-properties style:font-name="Calibri" officeooo:paragraph-rsid="003b9f64"/>
    </style:style>
    <style:style style:name="P42" style:family="paragraph" style:parent-style-name="Standard" style:list-style-name="L1">
      <style:paragraph-properties fo:margin-top="0in" fo:margin-bottom="0.0402in" loext:contextual-spacing="false"/>
      <style:text-properties officeooo:paragraph-rsid="005ae6c3"/>
    </style:style>
    <style:style style:name="P43" style:family="paragraph" style:parent-style-name="Standard" style:list-style-name="L1">
      <style:paragraph-properties fo:margin-top="0in" fo:margin-bottom="0.0402in" loext:contextual-spacing="false"/>
      <style:text-properties style:font-name="Ubuntu Mono" officeooo:paragraph-rsid="00248f7f"/>
    </style:style>
    <style:style style:name="P44" style:family="paragraph" style:parent-style-name="Standard" style:list-style-name="L1" style:master-page-name="">
      <style:paragraph-properties fo:margin-left="0.25in" fo:margin-right="0.2201in" fo:margin-top="0in" fo:margin-bottom="0.0402in" loext:contextual-spacing="false" fo:text-indent="-0.2402in" style:auto-text-indent="false" style:page-number="auto" style:shadow="none">
        <style:tab-stops/>
      </style:paragraph-properties>
      <style:text-properties style:font-name="Calibri" officeooo:paragraph-rsid="005f1bd0"/>
    </style:style>
    <style:style style:name="P45" style:family="paragraph" style:parent-style-name="Standard" style:list-style-name="L1">
      <style:paragraph-properties fo:margin-top="0in" fo:margin-bottom="0.0201in" loext:contextual-spacing="false"/>
      <style:text-properties officeooo:paragraph-rsid="005f1bd0"/>
    </style:style>
    <style:style style:name="P46" style:family="paragraph" style:parent-style-name="Standard" style:list-style-name="L1">
      <style:paragraph-properties fo:margin-top="0in" fo:margin-bottom="0.0201in" loext:contextual-spacing="false"/>
      <style:text-properties officeooo:paragraph-rsid="0060c66a"/>
    </style:style>
    <style:style style:name="P47" style:family="paragraph" style:parent-style-name="Standard" style:list-style-name="L1">
      <style:paragraph-properties fo:margin-top="0in" fo:margin-bottom="0.0201in" loext:contextual-spacing="false"/>
      <style:text-properties officeooo:paragraph-rsid="006717a2"/>
    </style:style>
    <style:style style:name="P48" style:family="paragraph" style:parent-style-name="Standard" style:list-style-name="L1">
      <style:paragraph-properties fo:margin-top="0in" fo:margin-bottom="0.0201in" loext:contextual-spacing="false"/>
      <style:text-properties officeooo:paragraph-rsid="0063bf1b"/>
    </style:style>
    <style:style style:name="P49" style:family="paragraph" style:parent-style-name="Standard">
      <style:paragraph-properties fo:margin-top="0in" fo:margin-bottom="0.0201in" loext:contextual-spacing="false"/>
      <style:text-properties officeooo:paragraph-rsid="0060c66a"/>
    </style:style>
    <style:style style:name="P50" style:family="paragraph" style:parent-style-name="Standard" style:list-style-name="L1">
      <style:paragraph-properties fo:margin-top="0in" fo:margin-bottom="0in" loext:contextual-spacing="false"/>
      <style:text-properties officeooo:paragraph-rsid="006502ce"/>
    </style:style>
    <style:style style:name="P51" style:family="paragraph" style:parent-style-name="Standard" style:list-style-name="L1">
      <style:paragraph-properties fo:margin-top="0in" fo:margin-bottom="0in" loext:contextual-spacing="false"/>
      <style:text-properties style:font-name="Calibri" officeooo:paragraph-rsid="0066ab22"/>
    </style:style>
    <style:style style:name="T1" style:family="text">
      <style:text-properties style:font-name="Calibri Light" fo:font-size="10pt" fo:font-weight="normal" officeooo:rsid="003b9f64" style:font-size-asian="10pt" style:font-weight-asian="normal" style:font-size-complex="10pt" style:font-weight-complex="normal"/>
    </style:style>
    <style:style style:name="T2" style:family="text">
      <style:text-properties style:font-name="Calibri Light" fo:font-size="10pt" fo:font-weight="normal" officeooo:rsid="004bfd95" style:font-size-asian="10pt" style:font-weight-asian="normal" style:font-size-complex="10pt" style:font-weight-complex="normal"/>
    </style:style>
    <style:style style:name="T3" style:family="text">
      <style:text-properties style:font-name="Calibri Light" fo:font-size="10pt" fo:font-weight="normal" officeooo:rsid="004c60ad" style:font-size-asian="10pt" style:font-weight-asian="normal" style:font-size-complex="10pt" style:font-weight-complex="normal"/>
    </style:style>
    <style:style style:name="T4" style:family="text">
      <style:text-properties style:font-name="Calibri Light" fo:font-size="10pt" fo:font-weight="normal" officeooo:rsid="004c4f47" style:font-size-asian="10pt" style:font-weight-asian="normal" style:font-size-complex="10pt" style:font-weight-complex="normal"/>
    </style:style>
    <style:style style:name="T5" style:family="text">
      <style:text-properties style:font-name="Calibri Light" fo:font-size="10pt" fo:font-weight="normal" officeooo:rsid="004f52fe" style:font-size-asian="10pt" style:font-weight-asian="normal" style:font-size-complex="10pt" style:font-weight-complex="normal"/>
    </style:style>
    <style:style style:name="T6" style:family="text">
      <style:text-properties style:font-name="Calibri Light" fo:font-size="10pt" fo:font-weight="normal" officeooo:rsid="00418484" style:font-size-asian="10pt" style:font-weight-asian="normal" style:font-size-complex="10pt" style:font-weight-complex="normal"/>
    </style:style>
    <style:style style:name="T7" style:family="text">
      <style:text-properties style:font-name="Calibri Light" fo:font-size="10pt" fo:font-weight="normal" officeooo:rsid="0057f1fe" style:font-size-asian="10pt" style:font-weight-asian="normal" style:font-size-complex="10pt" style:font-weight-complex="normal"/>
    </style:style>
    <style:style style:name="T8" style:family="text">
      <style:text-properties style:font-name="Calibri Light" fo:font-size="10pt" fo:font-weight="normal" officeooo:rsid="004da113" style:font-size-asian="10pt" style:font-weight-asian="normal" style:font-size-complex="10pt" style:font-weight-complex="normal"/>
    </style:style>
    <style:style style:name="T9" style:family="text">
      <style:text-properties style:font-name="Calibri Light" fo:font-size="10pt" fo:font-weight="normal" officeooo:rsid="005a70f1" style:font-size-asian="10pt" style:font-weight-asian="normal" style:font-size-complex="10pt" style:font-weight-complex="normal"/>
    </style:style>
    <style:style style:name="T10" style:family="text">
      <style:text-properties style:font-name="Calibri Light" fo:font-size="10pt" fo:font-weight="normal" officeooo:rsid="0059bde6" style:font-size-asian="10pt" style:font-weight-asian="normal" style:font-size-complex="10pt" style:font-weight-complex="normal"/>
    </style:style>
    <style:style style:name="T11" style:family="text">
      <style:text-properties style:font-name="Calibri Light" fo:font-size="10pt" fo:font-weight="normal" officeooo:rsid="005610dc" style:font-size-asian="10pt" style:font-weight-asian="normal" style:font-size-complex="10pt" style:font-weight-complex="normal"/>
    </style:style>
    <style:style style:name="T12" style:family="text">
      <style:text-properties style:font-name="Calibri Light" fo:font-size="10pt" fo:font-weight="normal" officeooo:rsid="005b7a32" style:font-size-asian="10pt" style:font-weight-asian="normal" style:font-size-complex="10pt" style:font-weight-complex="normal"/>
    </style:style>
    <style:style style:name="T13" style:family="text">
      <style:text-properties style:font-name="Calibri Light" fo:font-size="10pt" fo:font-weight="normal" officeooo:rsid="00502c39" style:font-size-asian="10pt" style:font-weight-asian="normal" style:font-size-complex="10pt" style:font-weight-complex="normal"/>
    </style:style>
    <style:style style:name="T14" style:family="text">
      <style:text-properties style:font-name="Calibri Light" fo:font-size="10pt" fo:font-weight="normal" officeooo:rsid="0052dd45" style:font-size-asian="10pt" style:font-weight-asian="normal" style:font-size-complex="10pt" style:font-weight-complex="normal"/>
    </style:style>
    <style:style style:name="T15" style:family="text">
      <style:text-properties style:font-name="Calibri Light" fo:font-size="10pt" fo:font-weight="normal" officeooo:rsid="0050c520" style:font-size-asian="10pt" style:font-weight-asian="normal" style:font-size-complex="10pt" style:font-weight-complex="normal"/>
    </style:style>
    <style:style style:name="T16" style:family="text">
      <style:text-properties style:font-name="Calibri Light" fo:font-size="10pt" fo:font-weight="normal" officeooo:rsid="00547cfc" style:font-size-asian="10pt" style:font-weight-asian="normal" style:font-size-complex="10pt" style:font-weight-complex="normal"/>
    </style:style>
    <style:style style:name="T17" style:family="text">
      <style:text-properties style:font-name="Calibri Light" fo:font-size="10pt" fo:font-weight="normal" officeooo:rsid="00538900" style:font-size-asian="10pt" style:font-weight-asian="normal" style:font-size-complex="10pt" style:font-weight-complex="normal"/>
    </style:style>
    <style:style style:name="T18" style:family="text">
      <style:text-properties style:font-name="Calibri Light" fo:font-size="10pt" fo:font-weight="normal" officeooo:rsid="0036739b" style:font-size-asian="10pt" style:font-weight-asian="normal" style:font-size-complex="10pt" style:font-weight-complex="normal"/>
    </style:style>
    <style:style style:name="T19" style:family="text">
      <style:text-properties style:font-name="Calibri Light" fo:font-size="10pt" fo:font-weight="normal" officeooo:rsid="0018bcb8" style:font-size-asian="10pt" style:font-weight-asian="normal" style:font-size-complex="10pt" style:font-weight-complex="normal"/>
    </style:style>
    <style:style style:name="T20" style:family="text">
      <style:text-properties style:font-name="Calibri Light" fo:font-size="10pt" fo:font-weight="normal" officeooo:rsid="0033504a" style:font-size-asian="10pt" style:font-weight-asian="normal" style:font-size-complex="10pt" style:font-weight-complex="normal"/>
    </style:style>
    <style:style style:name="T21" style:family="text">
      <style:text-properties style:font-name="Calibri Light" fo:font-size="10pt" fo:font-weight="normal" officeooo:rsid="005f1bd0" style:font-size-asian="10pt" style:font-weight-asian="normal" style:font-size-complex="10pt" style:font-weight-complex="normal"/>
    </style:style>
    <style:style style:name="T22" style:family="text">
      <style:text-properties style:font-name="Calibri Light" fo:font-size="10pt" fo:font-weight="normal" officeooo:rsid="006717a2" style:font-size-asian="10pt" style:font-weight-asian="normal" style:font-size-complex="10pt" style:font-weight-complex="normal"/>
    </style:style>
    <style:style style:name="T23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Calibri Light" fo:font-size="10pt" fo:font-weight="bold" officeooo:rsid="00327b34" style:font-size-asian="10pt" style:font-weight-asian="bold" style:font-size-complex="10pt" style:font-weight-complex="bold"/>
    </style:style>
    <style:style style:name="T25" style:family="text">
      <style:text-properties style:font-name="Calibri Light" fo:font-size="10pt" fo:font-weight="bold" officeooo:rsid="004da113" style:font-size-asian="10pt" style:font-weight-asian="bold" style:font-size-complex="10pt" style:font-weight-complex="bold"/>
    </style:style>
    <style:style style:name="T26" style:family="text">
      <style:text-properties style:font-name="Calibri Light" fo:font-size="10pt" fo:font-weight="bold" officeooo:rsid="0039218c" style:font-size-asian="10pt" style:font-weight-asian="bold" style:font-size-complex="10pt" style:font-weight-complex="bold"/>
    </style:style>
    <style:style style:name="T27" style:family="text">
      <style:text-properties style:font-name="Calibri Light" fo:font-size="10pt" fo:font-weight="bold" officeooo:rsid="0039d095" style:font-size-asian="10pt" style:font-weight-asian="bold" style:font-size-complex="10pt" style:font-weight-complex="bold"/>
    </style:style>
    <style:style style:name="T28" style:family="text">
      <style:text-properties style:font-name="Calibri Light" fo:font-size="10pt" fo:font-weight="bold" officeooo:rsid="004f52fe" style:font-size-asian="10pt" style:font-weight-asian="bold" style:font-size-complex="10pt" style:font-weight-complex="bold"/>
    </style:style>
    <style:style style:name="T29" style:family="text">
      <style:text-properties style:font-name="Calibri Light" fo:font-size="10pt" fo:font-weight="bold" officeooo:rsid="0057f1fe" style:font-size-asian="10pt" style:font-weight-asian="bold" style:font-size-complex="10pt" style:font-weight-complex="bold"/>
    </style:style>
    <style:style style:name="T30" style:family="text">
      <style:text-properties style:font-name="Calibri Light" fo:font-size="10pt" fo:font-weight="bold" officeooo:rsid="003b9f64" style:font-size-asian="10pt" style:font-weight-asian="bold" style:font-size-complex="10pt" style:font-weight-complex="bold"/>
    </style:style>
    <style:style style:name="T31" style:family="text">
      <style:text-properties style:font-name="Calibri Light" fo:font-size="10pt" fo:font-weight="bold" officeooo:rsid="005ae6c3" style:font-size-asian="10pt" style:font-weight-asian="bold" style:font-size-complex="10pt" style:font-weight-complex="bold"/>
    </style:style>
    <style:style style:name="T32" style:family="text">
      <style:text-properties style:font-name="Calibri Light" fo:font-size="10pt" fo:font-weight="bold" officeooo:rsid="00248f7f" style:font-size-asian="10pt" style:font-weight-asian="bold" style:font-size-complex="10pt" style:font-weight-complex="bold"/>
    </style:style>
    <style:style style:name="T33" style:family="text">
      <style:text-properties style:font-name="Calibri Light" fo:font-size="10pt" fo:font-weight="bold" officeooo:rsid="0033504a" style:font-size-asian="10pt" style:font-weight-asian="bold" style:font-size-complex="10pt" style:font-weight-complex="bold"/>
    </style:style>
    <style:style style:name="T34" style:family="text">
      <style:text-properties style:font-name="Calibri Light" fo:font-size="10pt" fo:font-weight="bold" officeooo:rsid="005f1bd0" style:font-size-asian="10pt" style:font-weight-asian="bold" style:font-size-complex="10pt" style:font-weight-complex="bold"/>
    </style:style>
    <style:style style:name="T35" style:family="text">
      <style:text-properties style:font-name="Calibri Light" fo:font-size="10pt" fo:font-weight="bold" officeooo:rsid="0060c66a" style:font-size-asian="10pt" style:font-weight-asian="bold" style:font-size-complex="10pt" style:font-weight-complex="bold"/>
    </style:style>
    <style:style style:name="T36" style:family="text">
      <style:text-properties style:font-name="Calibri Light" fo:font-size="10pt" fo:font-weight="bold" officeooo:rsid="0062e93b" style:font-size-asian="10pt" style:font-weight-asian="bold" style:font-size-complex="10pt" style:font-weight-complex="bold"/>
    </style:style>
    <style:style style:name="T37" style:family="text">
      <style:text-properties style:font-name="Calibri Light" fo:font-size="10pt" fo:font-weight="bold" officeooo:rsid="006717a2" style:font-size-asian="10pt" style:font-weight-asian="bold" style:font-size-complex="10pt" style:font-weight-complex="bold"/>
    </style:style>
    <style:style style:name="T38" style:family="text">
      <style:text-properties style:font-name="Calibri Light" fo:font-size="10pt" fo:font-weight="bold" officeooo:rsid="006c96b2" style:font-size-asian="10pt" style:font-weight-asian="bold" style:font-size-complex="10pt" style:font-weight-complex="bold"/>
    </style:style>
    <style:style style:name="T39" style:family="text">
      <style:text-properties style:font-name="Calibri Light" fo:font-size="10pt" fo:font-weight="bold" officeooo:rsid="006dd415" style:font-size-asian="10pt" style:font-weight-asian="bold" style:font-size-complex="10pt" style:font-weight-complex="bold"/>
    </style:style>
    <style:style style:name="T40" style:family="text">
      <style:text-properties style:font-name="Calibri Light" fo:font-size="10pt" style:font-size-asian="10pt" style:font-size-complex="10pt"/>
    </style:style>
    <style:style style:name="T41" style:family="text">
      <style:text-properties style:font-name="Calibri Light" fo:font-size="10pt" fo:language="en" fo:country="US" fo:font-weight="bold" officeooo:rsid="005c83f3" style:font-size-asian="10pt" style:font-weight-asian="bold" style:font-size-complex="10pt" style:font-weight-complex="bold"/>
    </style:style>
    <style:style style:name="T42" style:family="text">
      <style:text-properties style:font-name="Calibri Light" fo:font-size="10pt" fo:language="en" fo:country="US" fo:font-weight="bold" officeooo:rsid="0057f1fe" style:font-size-asian="10pt" style:font-weight-asian="bold" style:font-size-complex="10pt" style:font-weight-complex="bold"/>
    </style:style>
    <style:style style:name="T43" style:family="text">
      <style:text-properties style:font-name="Calibri Light" fo:font-size="10pt" fo:language="en" fo:country="US" fo:font-weight="bold" officeooo:rsid="006717a2" style:font-size-asian="10pt" style:font-weight-asian="bold" style:font-size-complex="10pt" style:font-weight-complex="bold"/>
    </style:style>
    <style:style style:name="T44" style:family="text">
      <style:text-properties style:font-name="Calibri Light" fo:font-size="10pt" fo:language="en" fo:country="US" fo:font-weight="normal" officeooo:rsid="0039218c" style:font-size-asian="10pt" style:font-weight-asian="normal" style:font-size-complex="10pt" style:font-weight-complex="normal"/>
    </style:style>
    <style:style style:name="T45" style:family="text">
      <style:text-properties style:font-name="Calibri Light" fo:font-size="10pt" fo:language="en" fo:country="US" fo:font-weight="normal" officeooo:rsid="0036739b" style:font-size-asian="10pt" style:font-weight-asian="normal" style:font-size-complex="10pt" style:font-weight-complex="normal"/>
    </style:style>
    <style:style style:name="T46" style:family="text">
      <style:text-properties style:font-name="Calibri Light" fo:font-size="10pt" fo:language="en" fo:country="US" fo:font-weight="normal" officeooo:rsid="006717a2" style:font-size-asian="10pt" style:font-weight-asian="normal" style:font-size-complex="10pt" style:font-weight-complex="normal"/>
    </style:style>
    <style:style style:name="T47" style:family="text">
      <style:text-properties style:font-name="Calibri Light" fo:font-size="10pt" fo:language="en" fo:country="US" fo:font-weight="normal" officeooo:rsid="005c83f3" style:font-size-asian="10pt" style:font-weight-asian="normal" style:font-size-complex="10pt" style:font-weight-complex="normal"/>
    </style:style>
    <style:style style:name="T48" style:family="text">
      <style:text-properties officeooo:rsid="005eacd8"/>
    </style:style>
    <style:style style:name="T49" style:family="text">
      <style:text-properties fo:font-size="10pt" fo:font-weight="normal" officeooo:rsid="005eacd8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4da113" style:font-size-asian="10pt" style:font-weight-asian="normal" style:font-size-complex="10pt" style:font-weight-complex="normal"/>
    </style:style>
    <style:style style:name="T51" style:family="text">
      <style:text-properties fo:font-size="10pt" fo:font-weight="bold" officeooo:rsid="005eacd8" style:font-size-asian="10pt" style:font-weight-asian="bold" style:font-size-complex="10pt" style:font-weight-complex="bold"/>
    </style:style>
    <style:style style:name="T52" style:family="text">
      <style:text-properties fo:font-size="10pt" fo:font-weight="bold" officeooo:rsid="004da113" style:font-size-asian="10pt" style:font-weight-asian="bold" style:font-size-complex="10pt" style:font-weight-complex="bold"/>
    </style:style>
    <style:style style:name="T53" style:family="text">
      <style:text-properties fo:font-size="10pt" fo:language="en" fo:country="US" fo:font-weight="normal" officeooo:rsid="004da113" style:font-size-asian="10pt" style:font-weight-asian="normal" style:font-size-complex="10pt" style:font-weight-complex="normal"/>
    </style:style>
    <style:style style:name="T5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5" style:family="text">
      <style:text-properties style:font-name="Liberation Mono" fo:font-size="10pt" fo:font-weight="bold" officeooo:rsid="005eacd8" style:font-size-asian="10pt" style:font-weight-asian="bold" style:font-size-complex="10pt" style:font-weight-complex="bold"/>
    </style:style>
    <style:style style:name="T56" style:family="text">
      <style:text-properties style:font-name="Liberation Mono" fo:font-size="10pt" fo:font-weight="bold" officeooo:rsid="0060c66a" style:font-size-asian="10pt" style:font-weight-asian="bold" style:font-size-complex="10pt" style:font-weight-complex="bold"/>
    </style:style>
    <style:style style:name="T57" style:family="text">
      <style:text-properties style:font-name="Liberation Mono" fo:font-size="10pt" fo:font-weight="bold" officeooo:rsid="0062f41e" style:font-size-asian="10pt" style:font-weight-asian="bold" style:font-size-complex="10pt" style:font-weight-complex="bold"/>
    </style:style>
    <style:style style:name="T58" style:family="text">
      <style:text-properties style:font-name="Liberation Mono" fo:font-size="10pt" fo:font-weight="bold" officeooo:rsid="006502ce" style:font-size-asian="10pt" style:font-weight-asian="bold" style:font-size-complex="10pt" style:font-weight-complex="bold"/>
    </style:style>
    <style:style style:name="T59" style:family="text">
      <style:text-properties style:font-name="Liberation Mono" fo:font-size="10pt" fo:font-weight="bold" officeooo:rsid="006ab768" style:font-size-asian="10pt" style:font-weight-asian="bold" style:font-size-complex="10pt" style:font-weight-complex="bold"/>
    </style:style>
    <style:style style:name="T60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61" style:family="text">
      <style:text-properties style:font-name="Liberation Mono" fo:font-size="10pt" fo:font-weight="normal" officeooo:rsid="005eacd8" style:font-size-asian="10pt" style:font-weight-asian="normal" style:font-size-complex="10pt" style:font-weight-complex="normal"/>
    </style:style>
    <style:style style:name="T62" style:family="text">
      <style:text-properties style:font-name="Liberation Mono" fo:font-size="10pt" fo:font-weight="normal" officeooo:rsid="0062f41e" style:font-size-asian="10pt" style:font-weight-asian="normal" style:font-size-complex="10pt" style:font-weight-complex="normal"/>
    </style:style>
    <style:style style:name="T63" style:family="text">
      <style:text-properties style:font-name="Liberation Mono" fo:font-weight="bold" style:font-weight-asian="bold" style:font-weight-complex="bold"/>
    </style:style>
    <style:style style:name="T64" style:family="text">
      <style:text-properties style:font-name="Calibri Light1" fo:font-size="10pt" fo:font-weight="normal" officeooo:rsid="004c60ad" style:font-size-asian="10pt" style:font-weight-asian="normal" style:font-size-complex="10pt" style:font-weight-complex="normal"/>
    </style:style>
    <style:style style:name="T65" style:family="text">
      <style:text-properties style:font-name="Calibri Light1" fo:font-size="10pt" fo:font-weight="normal" officeooo:rsid="0057f1fe" style:font-size-asian="10pt" style:font-weight-asian="normal" style:font-size-complex="10pt" style:font-weight-complex="normal"/>
    </style:style>
    <style:style style:name="T66" style:family="text">
      <style:text-properties style:font-name="Calibri Light1" fo:font-size="10pt" fo:font-weight="normal" officeooo:rsid="004da113" style:font-size-asian="10pt" style:font-weight-asian="normal" style:font-size-complex="10pt" style:font-weight-complex="normal"/>
    </style:style>
    <style:style style:name="T67" style:family="text">
      <style:text-properties style:font-name="Calibri Light1" fo:font-size="10pt" fo:font-weight="normal" officeooo:rsid="004f52fe" style:font-size-asian="10pt" style:font-weight-asian="normal" style:font-size-complex="10pt" style:font-weight-complex="normal"/>
    </style:style>
    <style:style style:name="T68" style:family="text">
      <style:text-properties style:font-name="Calibri Light1" fo:font-size="10pt" fo:font-weight="normal" officeooo:rsid="0051ee24" style:font-size-asian="10pt" style:font-weight-asian="normal" style:font-size-complex="10pt" style:font-weight-complex="normal"/>
    </style:style>
    <style:style style:name="T69" style:family="text">
      <style:text-properties style:font-name="Calibri Light1" fo:font-size="10pt" fo:font-weight="normal" officeooo:rsid="002b9c2b" style:font-size-asian="10pt" style:font-weight-asian="normal" style:font-size-complex="10pt" style:font-weight-complex="normal"/>
    </style:style>
    <style:style style:name="T70" style:family="text">
      <style:text-properties style:font-name="Calibri Light1" fo:font-size="10pt" fo:font-weight="normal" officeooo:rsid="0039fd1e" style:font-size-asian="10pt" style:font-weight-asian="normal" style:font-size-complex="10pt" style:font-weight-complex="normal"/>
    </style:style>
    <style:style style:name="T71" style:family="text">
      <style:text-properties style:font-name="Calibri Light1" fo:font-size="10pt" fo:font-weight="normal" officeooo:rsid="002374ac" style:font-size-asian="10pt" style:font-weight-asian="normal" style:font-size-complex="10pt" style:font-weight-complex="normal"/>
    </style:style>
    <style:style style:name="T72" style:family="text">
      <style:text-properties style:font-name="Calibri Light1" fo:font-size="10pt" fo:font-weight="normal" officeooo:rsid="00327b34" style:font-size-asian="10pt" style:font-weight-asian="normal" style:font-size-complex="10pt" style:font-weight-complex="normal"/>
    </style:style>
    <style:style style:name="T73" style:family="text">
      <style:text-properties style:font-name="Calibri Light1" fo:font-size="10pt" fo:font-weight="normal" officeooo:rsid="003e5529" style:font-size-asian="10pt" style:font-weight-asian="normal" style:font-size-complex="10pt" style:font-weight-complex="normal"/>
    </style:style>
    <style:style style:name="T74" style:family="text">
      <style:text-properties style:font-name="Calibri Light1" fo:font-size="10pt" fo:font-weight="normal" officeooo:rsid="0040080f" style:font-size-asian="10pt" style:font-weight-asian="normal" style:font-size-complex="10pt" style:font-weight-complex="normal"/>
    </style:style>
    <style:style style:name="T75" style:family="text">
      <style:text-properties style:font-name="Calibri Light1" fo:font-size="10pt" fo:font-weight="normal" officeooo:rsid="0039218c" style:font-size-asian="10pt" style:font-weight-asian="normal" style:font-size-complex="10pt" style:font-weight-complex="normal"/>
    </style:style>
    <style:style style:name="T76" style:family="text">
      <style:text-properties style:font-name="Calibri Light1" fo:font-size="10pt" fo:font-weight="bold" officeooo:rsid="005eacd8" style:font-size-asian="10pt" style:font-weight-asian="bold" style:font-size-complex="10pt" style:font-weight-complex="bold"/>
    </style:style>
    <style:style style:name="T77" style:family="text">
      <style:text-properties style:font-name="Calibri Light1" fo:font-size="10pt" fo:font-weight="bold" officeooo:rsid="003c24e9" style:font-size-asian="10pt" style:font-weight-asian="bold" style:font-size-complex="10pt" style:font-weight-complex="bold"/>
    </style:style>
    <style:style style:name="T78" style:family="text">
      <style:text-properties style:font-name="Calibri Light1" fo:font-size="10pt" fo:font-weight="bold" officeooo:rsid="00327b34" style:font-size-asian="10pt" style:font-weight-asian="bold" style:font-size-complex="10pt" style:font-weight-complex="bold"/>
    </style:style>
    <style:style style:name="T79" style:family="text">
      <style:text-properties style:font-name="Calibri Light1" fo:font-size="10pt" style:font-size-asian="10pt" style:font-size-complex="10pt"/>
    </style:style>
    <style:style style:name="T80" style:family="text">
      <style:text-properties style:font-name="Calibri Light1" fo:font-size="10pt" officeooo:rsid="002374ac" style:font-size-asian="10pt" style:font-size-complex="10pt"/>
    </style:style>
    <style:style style:name="T81" style:family="text">
      <style:text-properties style:font-name="Calibri Light1" fo:font-weight="normal" style:font-weight-asian="normal" style:font-weight-complex="normal"/>
    </style:style>
    <style:style style:name="T82" style:family="text">
      <style:text-properties style:font-name="Calibri Light1" fo:font-weight="normal" officeooo:rsid="002374a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15in" fo:margin-left="0.5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piling</text:p>
      <text:p text:style-name="P5"/>
      <text:list xml:id="list4261352989" text:style-name="L1">
        <text:list-item>
          <text:p text:style-name="P37">Install the following packages before starting the compilation:</text:p>
          <text:list>
            <text:list-item>
              <text:p text:style-name="P17"><text:span text:style-name="T80">CodeBlocks IDE (</text:span><text:a xlink:type="simple" xlink:href="http://www.codeblocks.org/" text:style-name="Internet_20_link" text:visited-style-name="Visited_20_Internet_20_Link"><text:span text:style-name="T80">http://www.codeblocks.org/</text:span></text:a><text:span text:style-name="T80">).</text:span></text:p>
            </text:list-item>
            <text:list-item>
              <text:p text:style-name="P23"><text:span text:style-name="T69">C</text:span><text:span text:style-name="T75">M</text:span><text:span text:style-name="T70">ake</text:span><text:span text:style-name="T75"> (</text:span><text:a xlink:type="simple" xlink:href="https://cmake.org/" text:style-name="Internet_20_link" text:visited-style-name="Visited_20_Internet_20_Link"><text:span text:style-name="T75">https://cmake.org/</text:span></text:a><text:span text:style-name="T75">)</text:span></text:p>
              <text:p text:style-name="P26"/>
            </text:list-item>
          </text:list>
        </text:list-item>
        <text:list-item>
          <text:p text:style-name="P38"><text:span text:style-name="T48">If you are building on Windows, i</text:span>nstall the following packages before starting the compilation </text:p>
          <text:list>
            <text:list-item>
              <text:p text:style-name="P24"><text:span text:style-name="T79">TDM GCC compiler (</text:span><text:a xlink:type="simple" xlink:href="http://tdm-gcc.tdragon.net/" text:style-name="Internet_20_link" text:visited-style-name="Visited_20_Internet_20_Link"><text:span text:style-name="T79">http://tdm-gcc.tdragon.net/</text:span></text:a><text:span text:style-name="T79">). Choose the 32bit or 64bit compiler.</text:span></text:p>
            </text:list-item>
            <text:list-item>
              <text:p text:style-name="P17"><text:span text:style-name="T71">MSYS (</text:span><text:a xlink:type="simple" xlink:href="http://www.mingw.org/wiki/msys" text:style-name="Internet_20_link" text:visited-style-name="Visited_20_Internet_20_Link"><text:span text:style-name="T71">http://www.mingw.org/wiki/msys</text:span></text:a><text:span text:style-name="T71">). </text:span></text:p>
            </text:list-item>
            <text:list-item>
              <text:p text:style-name="P25"><text:span text:style-name="T82">R</text:span><text:span text:style-name="T81">un MSYS and type: </text:span><text:span text:style-name="Teletype"><text:span text:style-name="T63">gcc -v</text:span></text:span><text:span text:style-name="T81">. Check COLLECT_GCC path. This should be something like </text:span><text:span text:style-name="Teletype"><text:span text:style-name="T63">c:\TDM-GCC-64\bin\gcc.exe</text:span></text:span></text:p>
            </text:list-item>
            <text:list-item>
              <text:p text:style-name="P17"><text:span text:style-name="Source_20_Text"><text:span text:style-name="T72">Setup CodeBlocks IDE to use the previously installed TDM-32 bit or TDM-64 bit compiler.</text:span></text:span><text:span text:style-name="Source_20_Text"><text:span text:style-name="T73"> Open CodeBlocks and go to [settings]-&gt;[compiler]-&gt;[toolchain executables]. </text:span></text:span><text:span text:style-name="Source_20_Text"><text:span text:style-name="T74">Change [compiler installation directory] path to TDM GCC compiler installation folder like </text:span></text:span><text:a xlink:type="simple" xlink:href="../../../../Users/TDM-GCC-64" text:style-name="Internet_20_link" text:visited-style-name="Visited_20_Internet_20_Link"><text:span text:style-name="Source_20_Text"><text:span text:style-name="T74">C:\TDM-GCC-64</text:span></text:span></text:a><text:span text:style-name="Source_20_Text"><text:span text:style-name="T74"> for 64 bit build and choose auto detect.</text:span></text:span></text:p>
            </text:list-item>
            <text:list-item>
              <text:p text:style-name="P18"><text:span text:style-name="Source_20_Text"><text:span text:style-name="T73">Install NSIS ( </text:span></text:span><text:a xlink:type="simple" xlink:href="https://nsis.sourceforge.io/Download" text:style-name="Internet_20_link" text:visited-style-name="Visited_20_Internet_20_Link"><text:span text:style-name="Source_20_Text"><text:span text:style-name="T73">https://nsis.sourceforge.io/Download</text:span></text:span></text:a><text:span text:style-name="Source_20_Text"><text:span text:style-name="T73"> ). This is for creating installation package.</text:span></text:span></text:p>
            </text:list-item>
          </text:list>
        </text:list-item>
      </text:list>
      <text:p text:style-name="P1"><text:span text:style-name="Source_20_Text"><text:span text:style-name="T72"/></text:span></text:p>
      <text:list xml:id="list203906922418399" text:continue-numbering="true" text:style-name="L1">
        <text:list-item>
          <text:p text:style-name="P19"><text:span text:style-name="Source_20_Text"><text:span text:style-name="T76">If you are building on</text:span></text:span><text:span text:style-name="Source_20_Text"><text:span text:style-name="T77"> MACOSX </text:span></text:span><text:span text:style-name="Source_20_Text"><text:span text:style-name="T76">i</text:span></text:span><text:span text:style-name="Source_20_Text"><text:span text:style-name="T78">nstall </text:span></text:span><text:span text:style-name="Source_20_Text"><text:span text:style-name="T77">Xcode and Xcode command line tools</text:span></text:span></text:p>
        </text:list-item>
      </text:list>
      <text:p text:style-name="P2"><text:span text:style-name="Source_20_Text"><text:span text:style-name="T78"/></text:span></text:p>
      <text:list xml:id="list203908325266380" text:continue-numbering="true" text:style-name="L1">
        <text:list-item>
          <text:p text:style-name="P27"><text:span text:style-name="T48">O</text:span>n Linux (Ubuntu) <text:span text:style-name="T48">install</text:span>:</text:p>
          <text:list>
            <text:list-item>
              <text:p text:style-name="P28">Synaptic Package Manager.</text:p>
            </text:list-item>
            <text:list-item>
              <text:p text:style-name="P28">Install the following packages using synaptic package manager: </text:p>
              <text:list>
                <text:list-item>
                  <text:p text:style-name="P28">Gnu c++ compiler: build-essential</text:p>
                </text:list-item>
                <text:list-item>
                  <text:p text:style-name="P28">Gtk+ development libraries: libgtk-3-dev </text:p>
                </text:list-item>
                <text:list-item>
                  <text:p text:style-name="P28">Libudev: libudev-dev </text:p>
                </text:list-item>
                <text:list-item>
                  <text:p text:style-name="P28">OpenGL development libraries: libgl1-mesa-dev</text:p>
                </text:list-item>
              </text:list>
            </text:list-item>
          </text:list>
        </text:list-item>
      </text:list>
      <text:p text:style-name="P2"><text:span text:style-name="Source_20_Text"><text:span text:style-name="T24"/></text:span></text:p>
      <text:list xml:id="list203907752335700" text:continue-numbering="true" text:style-name="L1">
        <text:list-item>
          <text:p text:style-name="P39"><text:span text:style-name="Source_20_Text"><text:span text:style-name="T23">Extract sources to the directory of your choosing</text:span></text:span></text:p>
          <text:list>
            <text:list-item>
              <text:p text:style-name="P8"><text:span text:style-name="Source_20_Text"><text:span text:style-name="Teletype"><text:span text:style-name="T54">git clone</text:span></text:span></text:span><text:span text:style-name="Source_20_Text"><text:span text:style-name="Teletype"><text:span text:style-name="T60"> https://gitlab.com/scopefun/scopefun-software.git</text:span></text:span></text:span></text:p>
            </text:list-item>
          </text:list>
          <text:p text:style-name="P29"><text:span text:style-name="Source_20_Text"><text:span text:style-name="T23"/></text:span></text:p>
        </text:list-item>
        <text:list-item>
          <text:p text:style-name="P40"><text:span text:style-name="Source_20_Text"><text:span text:style-name="T25">Create</text:span></text:span><text:span text:style-name="Source_20_Text"><text:span text:style-name="T26"> </text:span></text:span><text:span text:style-name="Source_20_Text"><text:span text:style-name="T38">a </text:span></text:span><text:span text:style-name="Source_20_Text"><text:span text:style-name="T26">build directory </text:span></text:span><text:span text:style-name="Source_20_Text"><text:span text:style-name="T35">in the </text:span></text:span><text:span text:style-name="Source_20_Text"><text:span text:style-name="T26">’scopefun-software’ directory </text:span></text:span><text:span text:style-name="Source_20_Text"><text:span text:style-name="T36">and enter </text:span></text:span><text:span text:style-name="Source_20_Text"><text:span text:style-name="T39">the</text:span></text:span><text:span text:style-name="Source_20_Text"><text:span text:style-name="T36"> directory</text:span></text:span></text:p>
          <text:list>
            <text:list-item>
              <text:p text:style-name="P9"><text:span text:style-name="Teletype"><text:span text:style-name="T56">m</text:span></text:span><text:span text:style-name="Teletype"><text:span text:style-name="T55">kdir </text:span></text:span><text:span text:style-name="Teletype"><text:span text:style-name="T61">scopefun-software/build </text:span></text:span><text:span text:style-name="Teletype"><text:span text:style-name="T62">&amp;&amp; </text:span></text:span><text:span text:style-name="Teletype"><text:span text:style-name="T57">cd</text:span></text:span><text:span text:style-name="Teletype"><text:span text:style-name="T62"> </text:span></text:span><text:span text:style-name="Teletype"><text:span text:style-name="T61">scopefun-software/build</text:span></text:span></text:p>
            </text:list-item>
          </text:list>
          <text:p text:style-name="P30"><text:span text:style-name="Source_20_Text"><text:span text:style-name="T26"/></text:span></text:p>
        </text:list-item>
        <text:list-item>
          <text:p text:style-name="P41"><text:span text:style-name="Source_20_Text"><text:span text:style-name="T26">First step (Windows): Configure and generate ’MinGW makefiles’ using Cmake.</text:span></text:span></text:p>
          <text:list>
            <text:list-item>
              <text:p text:style-name="P31"><text:span text:style-name="Source_20_Text"><text:span text:style-name="T1">Make sure you </text:span></text:span><text:span text:style-name="Source_20_Text"><text:span text:style-name="T2">enter</text:span></text:span><text:span text:style-name="Source_20_Text"><text:span text:style-name="T1"> the correct build type </text:span></text:span><text:span text:style-name="Source_20_Text"><text:span text:style-name="T2">for</text:span></text:span><text:span text:style-name="Source_20_Text"><text:span text:style-name="T1"> CMAKE_BUILD_TYPE variable </text:span></text:span><text:span text:style-name="Source_20_Text"><text:span text:style-name="T2">(this can be </text:span></text:span><text:span text:style-name="Source_20_Text"><text:span text:style-name="T30">Debug</text:span></text:span><text:span text:style-name="Source_20_Text"><text:span text:style-name="T1"> or </text:span></text:span><text:span text:style-name="Source_20_Text"><text:span text:style-name="T30">Release</text:span></text:span><text:span text:style-name="Source_20_Text"><text:span text:style-name="T2">),</text:span></text:span><text:span text:style-name="Source_20_Text"><text:span text:style-name="T1"> </text:span></text:span><text:span text:style-name="Source_20_Text"><text:span text:style-name="T3">after</text:span></text:span><text:span text:style-name="Source_20_Text"><text:span text:style-name="T2"> performing ’Configure’ ste</text:span></text:span><text:span text:style-name="Source_20_Text"><text:span text:style-name="T4">p.</text:span></text:span></text:p>
            </text:list-item>
            <text:list-item>
              <text:p text:style-name="P32"><text:span text:style-name="Source_20_Text"><text:span text:style-name="T3">Select </text:span></text:span><text:span text:style-name="Source_20_Text"><text:span text:style-name="T2">’Configure’ ste</text:span></text:span><text:span text:style-name="Source_20_Text"><text:span text:style-name="T4">p </text:span></text:span><text:span text:style-name="Source_20_Text"><text:span text:style-name="T5">two times</text:span></text:span><text:span text:style-name="Source_20_Text"><text:span text:style-name="T3">.</text:span></text:span></text:p>
            </text:list-item>
            <text:list-item>
              <text:p text:style-name="P20"><text:span text:style-name="Source_20_Text"><text:span text:style-name="T1">Check that all SCOPEFUN variables are properly set </text:span></text:span><text:span text:style-name="Source_20_Text"><text:span text:style-name="T2">after ’</text:span></text:span><text:span text:style-name="Source_20_Text"><text:span text:style-name="T5">Configure</text:span></text:span><text:span text:style-name="Source_20_Text"><text:span text:style-name="T2">’ step. </text:span></text:span><text:span text:style-name="Source_20_Text"><text:span text:style-name="T1">There should be no red colored configuration variables or errors in cmake prior to generating choosen build system scripts.</text:span></text:span></text:p>
            </text:list-item>
            <text:list-item>
              <text:p text:style-name="P21"><text:span text:style-name="Source_20_Text"><text:span text:style-name="T6">Choose ’</text:span></text:span><text:span text:style-name="Source_20_Text"><text:span text:style-name="T5">G</text:span></text:span><text:span text:style-name="Source_20_Text"><text:span text:style-name="T6">enerate’.</text:span></text:span></text:p>
            </text:list-item>
            <text:list-item>
              <text:p text:style-name="P10"><text:span text:style-name="Source_20_Text"><text:span text:style-name="T64">Open MSYS </text:span></text:span><text:span text:style-name="Source_20_Text"><text:span text:style-name="T65">(Windows), </text:span></text:span><text:span text:style-name="Source_20_Text"><text:span text:style-name="T64">go to your build folder </text:span></text:span><text:span text:style-name="Source_20_Text"><text:span text:style-name="T66">and </text:span></text:span><text:span text:style-name="Source_20_Text"><text:span text:style-name="T65">type</text:span></text:span><text:span text:style-name="Source_20_Text"><text:span text:style-name="T66">: </text:span></text:span><text:span text:style-name="Teletype"><text:span text:style-name="T76">mingw32-make package.</text:span></text:span><text:span text:style-name="Source_20_Text"><text:span text:style-name="T66"> </text:span></text:span><text:span text:style-name="Source_20_Text"><text:span text:style-name="T67">This command will bu</text:span></text:span><text:span text:style-name="Source_20_Text"><text:span text:style-name="T68">il</text:span></text:span><text:span text:style-name="Source_20_Text"><text:span text:style-name="T67">d libraries in the ScopeFun source folder.</text:span></text:span></text:p>
              <text:p text:style-name="P10"><text:span text:style-name="Source_20_Text"><text:span text:style-name="T9"/></text:span></text:p>
            </text:list-item>
          </text:list>
        </text:list-item>
        <text:list-item>
          <text:p text:style-name="P44"><text:span text:style-name="Source_20_Text"><text:span text:style-name="T26">First </text:span></text:span><text:span text:style-name="Source_20_Text"><text:span text:style-name="T28">s</text:span></text:span><text:span text:style-name="Source_20_Text"><text:span text:style-name="T26">t</text:span></text:span><text:span text:style-name="Source_20_Text"><text:span text:style-name="T28">ep </text:span></text:span><text:span text:style-name="Source_20_Text"><text:span text:style-name="T29">(Linux and Mac)</text:span></text:span><text:span text:style-name="Source_20_Text"><text:span text:style-name="T28">: </text:span></text:span><text:span text:style-name="Source_20_Text"><text:span text:style-name="T26">Configure and generate ’</text:span></text:span><text:span text:style-name="Source_20_Text"><text:span text:style-name="T29">Unix</text:span></text:span><text:span text:style-name="Source_20_Text"><text:span text:style-name="T26"> makefiles’ using Cmake.</text:span></text:span></text:p>
          <text:list>
            <text:list-item>
              <text:p text:style-name="P45"><text:span text:style-name="Source_20_Text"><text:span text:style-name="T34">Linux:</text:span></text:span><text:span text:style-name="Source_20_Text"><text:span text:style-name="T21"> r</text:span></text:span><text:span text:style-name="Source_20_Text"><text:span text:style-name="T9">un</text:span></text:span><text:span text:style-name="Source_20_Text"><text:span text:style-name="T10"> terminal</text:span></text:span><text:span text:style-name="Source_20_Text"><text:span text:style-name="T7">, </text:span></text:span><text:span text:style-name="Source_20_Text"><text:span text:style-name="T3">go to your build folder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8">:</text:span></text:span></text:p>
              <text:list>
                <text:list-item>
                  <text:p text:style-name="P11"><text:span text:style-name="Teletype"><text:span text:style-name="Source_20_Text"><text:span text:style-name="T51">chmod </text:span></text:span></text:span><text:span text:style-name="Teletype"><text:span text:style-name="Source_20_Text"><text:span text:style-name="T49">+x ../</text:span></text:span></text:span><text:span text:style-name="Teletype"><text:span text:style-name="Source_20_Text"><text:span text:style-name="T61">lib</text:span></text:span></text:span><text:span text:style-name="Teletype"><text:span text:style-name="Source_20_Text"><text:span text:style-name="T49">/wxWidgets-3.0.4/src/stc/gen_iface.py</text:span></text:span></text:span></text:p>
                </text:list-item>
                <text:list-item>
                  <text:p text:style-name="P45"><text:span text:style-name="Teletype"><text:span text:style-name="T55">cmake </text:span></text:span><text:span text:style-name="Teletype"><text:span text:style-name="T61">-G "Unix Makefiles" -D CMAKE_BUILD_TYPE="Release" -D CPACK_BINARY_DEB="true" -D CPACK_BINARY_TZ="false" -D CPACK_BINARY_TGZ="false" -D CPACK_BINARY_STGZ="false" ..</text:span></text:span></text:p>
                </text:list-item>
                <text:list-item>
                  <text:p text:style-name="P50"><text:span text:style-name="Teletype"><text:span text:style-name="T58">make</text:span></text:span></text:p>
                </text:list-item>
              </text:list>
            </text:list-item>
            <text:list-item>
              <text:p text:style-name="P45"><text:span text:style-name="Source_20_Text"><text:span text:style-name="T34">Mac:</text:span></text:span><text:span text:style-name="Source_20_Text"><text:span text:style-name="T21"> r</text:span></text:span><text:span text:style-name="Source_20_Text"><text:span text:style-name="T9">un</text:span></text:span><text:span text:style-name="Source_20_Text"><text:span text:style-name="T10"> terminal</text:span></text:span><text:span text:style-name="Source_20_Text"><text:span text:style-name="T7">, </text:span></text:span><text:span text:style-name="Source_20_Text"><text:span text:style-name="T3">go to your build folder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8">:</text:span></text:span></text:p>
              <text:list>
                <text:list-item>
                  <text:p text:style-name="P11"><text:span text:style-name="Source_20_Text"><text:span text:style-name="T52">chmod</text:span></text:span><text:span text:style-name="Source_20_Text"><text:span text:style-name="T50"> +x ../lib/wxWidgets-3.0.4/src/stc/gen_iface.py</text:span></text:span></text:p>
                </text:list-item>
                <text:list-item>
                  <text:p text:style-name="P11"><text:span text:style-name="Source_20_Text"><text:span text:style-name="T52">chmod</text:span></text:span><text:span text:style-name="Source_20_Text"><text:span text:style-name="T50"> +x ../lib/libusb-1.0.22/install-sh</text:span></text:span></text:p>
                </text:list-item>
                <text:list-item>
                  <text:p text:style-name="P11"><text:span text:style-name="Source_20_Text"><text:span text:style-name="T52">PATH</text:span></text:span><text:span text:style-name="Source_20_Text"><text:span text:style-name="T50">="/Applications/Cmake.app/Contents/bin":"$PATH"</text:span></text:span></text:p>
                </text:list-item>
                <text:list-item>
                  <text:p text:style-name="P11"><text:span text:style-name="Source_20_Text"><text:span text:style-name="T52">cmake</text:span></text:span><text:span text:style-name="Source_20_Text"><text:span text:style-name="T50"> -G "Unix Makefiles" -D CMAKE_BUILD_TYPE="Release" -D CMAKE_VERBOSE_MAKEFILE="true" -D CPACK_BINARY_DRAGNDROP="true" -S "$CI_BUILDS_DIR.." -B.</text:span></text:span></text:p>
                </text:list-item>
                <text:list-item>
                  <text:p text:style-name="P46"><text:span text:style-name="Teletype"><text:span text:style-name="T59">m</text:span></text:span><text:span text:style-name="Teletype"><text:span text:style-name="T58">ake</text:span></text:span></text:p>
                </text:list-item>
              </text:list>
            </text:list-item>
          </text:list>
        </text:list-item>
      </text:list>
      <text:p text:style-name="P6"><text:span text:style-name="Teletype"><text:span text:style-name="T55"/></text:span></text:p>
      <text:p text:style-name="P6"><text:span text:style-name="Teletype"><text:span text:style-name="T55"/></text:span></text:p>
      <text:p text:style-name="P6"><text:span text:style-name="Teletype"><text:span text:style-name="T55"/></text:span></text:p>
      <text:p text:style-name="P6"><text:span text:style-name="Teletype"><text:span text:style-name="T55"/></text:span></text:p>
      <text:p text:style-name="P6"><text:span text:style-name="Teletype"><text:span text:style-name="T55"/></text:span></text:p>
      <text:list xml:id="list203908921429894" text:continue-numbering="true" text:style-name="L1">
        <text:list-header>
          <text:p text:style-name="P42"><text:soft-page-break/><text:span text:style-name="Source_20_Text"><text:span text:style-name="T28"/></text:span></text:p>
        </text:list-header>
        <text:list-item>
          <text:p text:style-name="P42"><text:span text:style-name="Source_20_Text"><text:span text:style-name="T28">Second step </text:span></text:span><text:span text:style-name="Source_20_Text"><text:span text:style-name="T29">(Windows)</text:span></text:span><text:span text:style-name="Source_20_Text"><text:span text:style-name="T28">: </text:span></text:span><text:span text:style-name="Source_20_Text"><text:span text:style-name="T26">Configure and generate ’CodeBlocks-MinGW </text:span></text:span><text:span text:style-name="Source_20_Text"><text:span text:style-name="T31">Makefiles</text:span></text:span><text:span text:style-name="Source_20_Text"><text:span text:style-name="T26">’ using Cmake.</text:span></text:span></text:p>
          <text:list>
            <text:list-item>
              <text:p text:style-name="P12"><text:span text:style-name="Source_20_Text"><text:span text:style-name="T11">Change ’Where to build the binaries’ folder in Cmake (this must be </text:span></text:span><text:span text:style-name="Source_20_Text"><text:span text:style-name="T12">different folder</text:span></text:span><text:span text:style-name="Source_20_Text"><text:span text:style-name="T11"> as in first step).</text:span></text:span></text:p>
            </text:list-item>
            <text:list-item>
              <text:p text:style-name="P33"><text:span text:style-name="Source_20_Text"><text:span text:style-name="T1">Make sure you </text:span></text:span><text:span text:style-name="Source_20_Text"><text:span text:style-name="T2">enter</text:span></text:span><text:span text:style-name="Source_20_Text"><text:span text:style-name="T1"> the correct build type </text:span></text:span><text:span text:style-name="Source_20_Text"><text:span text:style-name="T2">for</text:span></text:span><text:span text:style-name="Source_20_Text"><text:span text:style-name="T1"> CMAKE_BUILD_TYPE variable </text:span></text:span><text:span text:style-name="Source_20_Text"><text:span text:style-name="T2">(this can be </text:span></text:span><text:span text:style-name="Source_20_Text"><text:span text:style-name="T30">Debug</text:span></text:span><text:span text:style-name="Source_20_Text"><text:span text:style-name="T1"> or </text:span></text:span><text:span text:style-name="Source_20_Text"><text:span text:style-name="T30">Release</text:span></text:span><text:span text:style-name="Source_20_Text"><text:span text:style-name="T2">),</text:span></text:span><text:span text:style-name="Source_20_Text"><text:span text:style-name="T1"> </text:span></text:span><text:span text:style-name="Source_20_Text"><text:span text:style-name="T3">after</text:span></text:span><text:span text:style-name="Source_20_Text"><text:span text:style-name="T2"> performing ’Configure’ ste</text:span></text:span><text:span text:style-name="Source_20_Text"><text:span text:style-name="T4">p.</text:span></text:span></text:p>
            </text:list-item>
            <text:list-item>
              <text:p text:style-name="P33"><text:span text:style-name="Source_20_Text"><text:span text:style-name="T3">Select </text:span></text:span><text:span text:style-name="Source_20_Text"><text:span text:style-name="T2">’Configure’ ste</text:span></text:span><text:span text:style-name="Source_20_Text"><text:span text:style-name="T4">p </text:span></text:span><text:span text:style-name="Source_20_Text"><text:span text:style-name="T5">two times</text:span></text:span><text:span text:style-name="Source_20_Text"><text:span text:style-name="T3">.</text:span></text:span></text:p>
            </text:list-item>
            <text:list-item>
              <text:p text:style-name="P22"><text:span text:style-name="Source_20_Text"><text:span text:style-name="T1">Check that all SCOPEFUN variables are properly set </text:span></text:span><text:span text:style-name="Source_20_Text"><text:span text:style-name="T2">after ’</text:span></text:span><text:span text:style-name="Source_20_Text"><text:span text:style-name="T5">Configure</text:span></text:span><text:span text:style-name="Source_20_Text"><text:span text:style-name="T2">’ step. </text:span></text:span><text:span text:style-name="Source_20_Text"><text:span text:style-name="T1">There should be no red colored configuration variables or errors in cmake prior to generating choosen build system scripts.</text:span></text:span></text:p>
            </text:list-item>
            <text:list-item>
              <text:p text:style-name="P22"><text:span text:style-name="Source_20_Text"><text:span text:style-name="T6">Choose ’</text:span></text:span><text:span text:style-name="Source_20_Text"><text:span text:style-name="T5">G</text:span></text:span><text:span text:style-name="Source_20_Text"><text:span text:style-name="T6">enerate’.</text:span></text:span></text:p>
            </text:list-item>
            <text:list-item>
              <text:p text:style-name="P33"><text:span text:style-name="Source_20_Text"><text:span text:style-name="T3">Open</text:span></text:span><text:span text:style-name="Source_20_Text"><text:span text:style-name="T5"> generated project </text:span></text:span><text:span text:style-name="Source_20_Text"><text:span text:style-name="T13">with </text:span></text:span><text:span text:style-name="Source_20_Text"><text:span text:style-name="T5">Codeblocks </text:span></text:span><text:span text:style-name="Source_20_Text"><text:span text:style-name="T14">and</text:span></text:span><text:span text:style-name="Source_20_Text"><text:span text:style-name="T5"> </text:span></text:span><text:span text:style-name="Source_20_Text"><text:span text:style-name="T15">select target ’sfScope’</text:span></text:span></text:p>
            </text:list-item>
            <text:list-item>
              <text:p text:style-name="P33"><text:span text:style-name="Source_20_Text"><text:span text:style-name="T14">Go to Project options -</text:span></text:span><text:span text:style-name="Source_20_Text"><text:span text:style-name="T7">&gt;</text:span></text:span><text:span text:style-name="Source_20_Text"><text:span text:style-name="T14"> Build targets tab: change ’Execution working dir’</text:span></text:span><text:span text:style-name="Source_20_Text"><text:span text:style-name="T7"> to </text:span></text:span><text:span text:style-name="Source_20_Text"><text:span text:style-name="T14">project source folder</text:span></text:span></text:p>
            </text:list-item>
            <text:list-item>
              <text:p text:style-name="P33"><text:span text:style-name="Source_20_Text"><text:span text:style-name="T16">Y</text:span></text:span><text:span text:style-name="Source_20_Text"><text:span text:style-name="T14">ou can </text:span></text:span><text:span text:style-name="Source_20_Text"><text:span text:style-name="T16">now </text:span></text:span><text:span text:style-name="Source_20_Text"><text:span text:style-name="T14">build the project</text:span></text:span><text:span text:style-name="Source_20_Text"><text:span text:style-name="T17"> </text:span></text:span></text:p>
            </text:list-item>
          </text:list>
          <text:p text:style-name="P13"><text:span text:style-name="Source_20_Text"><text:span text:style-name="T26"/></text:span></text:p>
        </text:list-item>
        <text:list-item>
          <text:p text:style-name="P42"><text:span text:style-name="Source_20_Text"><text:span text:style-name="T28">Second step </text:span></text:span><text:span text:style-name="Source_20_Text"><text:span text:style-name="T29">(Linux </text:span></text:span><text:span text:style-name="Source_20_Text"><text:span text:style-name="T37">or </text:span></text:span><text:span text:style-name="Source_20_Text"><text:span text:style-name="T29">Mac</text:span></text:span><text:span text:style-name="Source_20_Text"><text:span text:style-name="T31">)</text:span></text:span><text:span text:style-name="Source_20_Text"><text:span text:style-name="T28">: </text:span></text:span><text:span text:style-name="Source_20_Text"><text:span text:style-name="T26">Configure and generate ’CodeBlocks-</text:span></text:span><text:span text:style-name="Source_20_Text"><text:span text:style-name="T31">Unix</text:span></text:span><text:span text:style-name="Source_20_Text"><text:span text:style-name="T26"> </text:span></text:span><text:span text:style-name="Source_20_Text"><text:span text:style-name="T31">Makefiles</text:span></text:span><text:span text:style-name="Source_20_Text"><text:span text:style-name="T26">’ using Cmake.</text:span></text:span></text:p>
          <text:list>
            <text:list-item>
              <text:p text:style-name="P14"><text:span text:style-name="Source_20_Text"><text:span text:style-name="T11">Change ’Where to build the binaries’ folder (this must be </text:span></text:span><text:span text:style-name="Source_20_Text"><text:span text:style-name="T12">different folder</text:span></text:span><text:span text:style-name="Source_20_Text"><text:span text:style-name="T11"> as in first step).</text:span></text:span></text:p>
            </text:list-item>
            <text:list-item>
              <text:p text:style-name="P47"><text:span text:style-name="Source_20_Text"><text:span text:style-name="T34">Linux:</text:span></text:span><text:span text:style-name="Source_20_Text"><text:span text:style-name="T21"> r</text:span></text:span><text:span text:style-name="Source_20_Text"><text:span text:style-name="T9">un</text:span></text:span><text:span text:style-name="Source_20_Text"><text:span text:style-name="T10"> terminal</text:span></text:span><text:span text:style-name="Source_20_Text"><text:span text:style-name="T7">, </text:span></text:span><text:span text:style-name="Source_20_Text"><text:span text:style-name="T3">go to your</text:span></text:span><text:span text:style-name="Source_20_Text"><text:span text:style-name="T22"> </text:span></text:span><text:span text:style-name="Source_20_Text"><text:span text:style-name="T3">build folder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8">:</text:span></text:span></text:p>
              <text:list>
                <text:list-item>
                  <text:p text:style-name="P48"><text:span text:style-name="Teletype"><text:span text:style-name="T55">cmake </text:span></text:span><text:span text:style-name="Teletype"><text:span text:style-name="T61">-G "CodeBlocks - Unix Makefiles" -D CMAKE_BUILD_TYPE="Release" -D CPACK_BINARY_DEB="true" -D CPACK_BINARY_TZ="false" -D CPACK_BINARY_TGZ="false" -D CPACK_BINARY_STGZ="false" ..</text:span></text:span></text:p>
                </text:list-item>
              </text:list>
            </text:list-item>
            <text:list-item>
              <text:p text:style-name="P48"><text:span text:style-name="Source_20_Text"><text:span text:style-name="T34">Mac:</text:span></text:span><text:span text:style-name="Source_20_Text"><text:span text:style-name="T21"> r</text:span></text:span><text:span text:style-name="Source_20_Text"><text:span text:style-name="T9">un</text:span></text:span><text:span text:style-name="Source_20_Text"><text:span text:style-name="T10"> terminal</text:span></text:span><text:span text:style-name="Source_20_Text"><text:span text:style-name="T7">, </text:span></text:span><text:span text:style-name="Source_20_Text"><text:span text:style-name="T3">go to your build folder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8">:</text:span></text:span></text:p>
              <text:list>
                <text:list-item>
                  <text:p text:style-name="P14"><text:span text:style-name="Source_20_Text"><text:span text:style-name="T52">cmake</text:span></text:span><text:span text:style-name="Source_20_Text"><text:span text:style-name="T50"> -G</text:span></text:span><text:span text:style-name="Teletype"><text:span text:style-name="T61"> "CodeBlocks - Unix Makefiles" -</text:span></text:span><text:span text:style-name="Source_20_Text"><text:span text:style-name="T50">D CMAKE_BUILD_TYPE="Release" -D CMAKE_VERBOSE_MAKEFILE="true" -D CPACK_BINARY_DRAGNDROP="true" -S "$CI_BUILDS_DIR.." -B.</text:span></text:span></text:p>
                </text:list-item>
              </text:list>
            </text:list-item>
            <text:list-item>
              <text:p text:style-name="P34"><text:span text:style-name="Source_20_Text"><text:span text:style-name="T3">Open</text:span></text:span><text:span text:style-name="Source_20_Text"><text:span text:style-name="T5"> generated project </text:span></text:span><text:span text:style-name="Source_20_Text"><text:span text:style-name="T13">with </text:span></text:span><text:span text:style-name="Source_20_Text"><text:span text:style-name="T5">Codeblocks </text:span></text:span><text:span text:style-name="Source_20_Text"><text:span text:style-name="T14">and</text:span></text:span><text:span text:style-name="Source_20_Text"><text:span text:style-name="T5"> </text:span></text:span><text:span text:style-name="Source_20_Text"><text:span text:style-name="T15">select target ’sfScope’</text:span></text:span></text:p>
            </text:list-item>
            <text:list-item>
              <text:p text:style-name="P34"><text:span text:style-name="Source_20_Text"><text:span text:style-name="T14">Go to Project options -</text:span></text:span><text:span text:style-name="Source_20_Text"><text:span text:style-name="T7">&gt;</text:span></text:span><text:span text:style-name="Source_20_Text"><text:span text:style-name="T14"> Build targets tab: change ’Execution working dir’</text:span></text:span><text:span text:style-name="Source_20_Text"><text:span text:style-name="T7"> to </text:span></text:span><text:span text:style-name="Source_20_Text"><text:span text:style-name="T14">project source folder</text:span></text:span></text:p>
            </text:list-item>
            <text:list-item>
              <text:p text:style-name="P51"><text:span text:style-name="Source_20_Text"><text:span text:style-name="T16">Y</text:span></text:span><text:span text:style-name="Source_20_Text"><text:span text:style-name="T14">ou can </text:span></text:span><text:span text:style-name="Source_20_Text"><text:span text:style-name="T16">now </text:span></text:span><text:span text:style-name="Source_20_Text"><text:span text:style-name="T14">build the project</text:span></text:span></text:p>
            </text:list-item>
          </text:list>
        </text:list-item>
      </text:list>
      <text:p text:style-name="P4"><text:span text:style-name="Source_20_Text"><text:span text:style-name="T40"/></text:span></text:p>
      <text:list xml:id="list203907726218653" text:continue-numbering="true" text:style-name="L1">
        <text:list-item>
          <text:p text:style-name="P43"><text:span text:style-name="Source_20_Text"><text:span text:style-name="T27">Open CodeBlocks IDE and </text:span></text:span><text:span text:style-name="Source_20_Text"><text:span text:style-name="T37">run </text:span></text:span><text:span text:style-name="Source_20_Text"><text:span text:style-name="T27">compile </text:span></text:span><text:span text:style-name="Source_20_Text"><text:span text:style-name="T37">(or optionally </text:span></text:span><text:span text:style-name="Source_20_Text"><text:span text:style-name="T27">r</text:span></text:span><text:span text:style-name="Source_20_Text"><text:span text:style-name="T32">un </text:span></text:span><text:span text:style-name="Source_20_Text"><text:span text:style-name="T37">below commands in </text:span></text:span><text:span text:style-name="Source_20_Text"><text:span text:style-name="T32">command shell</text:span></text:span><text:span text:style-name="Source_20_Text"><text:span text:style-name="T37">)</text:span></text:span></text:p>
          <text:list>
            <text:list-item>
              <text:p text:style-name="P15"><text:span text:style-name="Source_20_Text"><text:span text:style-name="T46">Go </text:span></text:span><text:span text:style-name="Source_20_Text"><text:span text:style-name="T44">to build directory and type:</text:span></text:span></text:p>
              <text:list>
                <text:list-item>
                  <text:p text:style-name="P15"><text:span text:style-name="Source_20_Text"><text:span text:style-name="T41">Windows </text:span></text:span><text:span text:style-name="Source_20_Text"><text:span text:style-name="T43">(MSYS) </text:span></text:span></text:p>
                  <text:list>
                    <text:list-item>
                      <text:p text:style-name="P35"><text:span text:style-name="Source_20_Text"><text:span text:style-name="T44">B</text:span></text:span><text:span text:style-name="Source_20_Text"><text:span text:style-name="T45">u</text:span></text:span><text:span text:style-name="Source_20_Text"><text:span text:style-name="T44">ild executable files</text:span></text:span><text:span text:style-name="Source_20_Text"><text:span text:style-name="T18">:</text:span></text:span><text:span text:style-name="Source_20_Text"><text:span text:style-name="T44"> </text:span></text:span><text:span text:style-name="Source_20_Text"><text:span text:style-name="T53">mingw32-make -f makefile</text:span></text:span></text:p>
                    </text:list-item>
                    <text:list-item>
                      <text:p text:style-name="P35"><text:span text:style-name="Source_20_Text"><text:span text:style-name="T44">B</text:span></text:span><text:span text:style-name="Source_20_Text"><text:span text:style-name="T45">u</text:span></text:span><text:span text:style-name="Source_20_Text"><text:span text:style-name="T44">ild installer package</text:span></text:span><text:span text:style-name="Source_20_Text"><text:span text:style-name="T47">:</text:span></text:span><text:span text:style-name="Source_20_Text"><text:span text:style-name="T41"> </text:span></text:span><text:span text:style-name="Source_20_Text"><text:span text:style-name="T53">mingw32-make package</text:span></text:span></text:p>
                    </text:list-item>
                    <text:list-item>
                      <text:p text:style-name="P35"><text:span text:style-name="Source_20_Text"><text:span text:style-name="T44">B</text:span></text:span><text:span text:style-name="Source_20_Text"><text:span text:style-name="T45">u</text:span></text:span><text:span text:style-name="Source_20_Text"><text:span text:style-name="T44">ild source </text:span></text:span><text:span text:style-name="Source_20_Text"><text:span text:style-name="T46">files </text:span></text:span><text:span text:style-name="Source_20_Text"><text:span text:style-name="T44">package</text:span></text:span><text:span text:style-name="Source_20_Text"><text:span text:style-name="T47">:</text:span></text:span><text:span text:style-name="Source_20_Text"><text:span text:style-name="T44"> </text:span></text:span><text:span text:style-name="Source_20_Text"><text:span text:style-name="T53">mingw32-make package_source</text:span></text:span></text:p>
                    </text:list-item>
                  </text:list>
                </text:list-item>
                <text:list-item>
                  <text:p text:style-name="P15"><text:span text:style-name="Source_20_Text"><text:span text:style-name="T42">Linux and Mac</text:span></text:span></text:p>
                  <text:list>
                    <text:list-item>
                      <text:p text:style-name="P15"><text:span text:style-name="Source_20_Text"><text:span text:style-name="T44">B</text:span></text:span><text:span text:style-name="Source_20_Text"><text:span text:style-name="T45">u</text:span></text:span><text:span text:style-name="Source_20_Text"><text:span text:style-name="T44">ild executable files: </text:span></text:span><text:span text:style-name="Source_20_Text"><text:span text:style-name="T53">make</text:span></text:span></text:p>
                    </text:list-item>
                    <text:list-item>
                      <text:p text:style-name="P36"><text:span text:style-name="Source_20_Text"><text:span text:style-name="T44">B</text:span></text:span><text:span text:style-name="Source_20_Text"><text:span text:style-name="T45">u</text:span></text:span><text:span text:style-name="Source_20_Text"><text:span text:style-name="T44">ild installer package: </text:span></text:span><text:span text:style-name="Source_20_Text"><text:span text:style-name="T53">make package</text:span></text:span></text:p>
                    </text:list-item>
                    <text:list-item>
                      <text:p text:style-name="P35"><text:span text:style-name="Source_20_Text"><text:span text:style-name="T44">B</text:span></text:span><text:span text:style-name="Source_20_Text"><text:span text:style-name="T45">u</text:span></text:span><text:span text:style-name="Source_20_Text"><text:span text:style-name="T44">ild source </text:span></text:span><text:span text:style-name="Source_20_Text"><text:span text:style-name="T46">files </text:span></text:span><text:span text:style-name="Source_20_Text"><text:span text:style-name="T44">package</text:span></text:span><text:span text:style-name="Source_20_Text"><text:span text:style-name="T45">:</text:span></text:span><text:span text:style-name="Source_20_Text"><text:span text:style-name="T44"> </text:span></text:span><text:span text:style-name="Source_20_Text"><text:span text:style-name="T53">make package_source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Source_20_Text"><text:span text:style-name="T19"/></text:span></text:p>
      <text:list xml:id="list203908031640818" text:continue-numbering="true" text:style-name="L1">
        <text:list-item>
          <text:p text:style-name="P16"><text:span text:style-name="Source_20_Text"><text:span text:style-name="T33">Questions ? </text:span></text:span><text:span text:style-name="Source_20_Text"><text:span text:style-name="T20">Go to </text:span></text:span><text:a xlink:type="simple" xlink:href="http://www.scopefun.com/" text:style-name="Internet_20_link" text:visited-style-name="Visited_20_Internet_20_Link"><text:span text:style-name="Source_20_Text"><text:span text:style-name="T20">www.scopefun.com</text:span></text:span></text:a><text:span text:style-name="Source_20_Text"><text:span text:style-name="T20"> where you can join a forum or contact us by e-mail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Mangal1" svg:font-family="Manga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10000000100A72844A37FE56E3E.png" xlink:type="simple" xlink:show="embed" xlink:actuate="onLoad"/>
    <draw:fill-image draw:name="icon_5f_512" draw:display-name="icon_512" xlink:href="Pictures/100002010000020000000200C306B304DFECBCF6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654in" fo:margin-bottom="0.1654in" fo:margin-left="0.1654in" fo:margin-right="0.165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draw:fill-image-name="icon_5f_512" draw:fill-image-width="0in" draw:fill-image-height="0in" style:repeat="no-repeat" draw:fill-image-ref-point-x="0%" draw:fill-image-ref-point-y="0%" draw:fill-image-ref-point="center" draw:tile-repeat-offset="0% vertical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0402in" fo:margin-left="0in" fo:margin-right="0in" fo:margin-bottom="0in" style:shadow="none" style:dynamic-spacing="false" draw:fill="bitmap" draw:fill-image-name="icon_5f_512" draw:fill-image-width="0in" draw:fill-image-height="0in" style:repeat="no-repeat" draw:fill-image-ref-point-x="0%" draw:fill-image-ref-point-y="0%" draw:fill-image-ref-point="center" draw:tile-repeat-offset="0% vertical">
          <style:background-image xlink:href="Pictures/100002010000020000000200C306B304DFECBCF6.pn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22:41:12.43</meta:creation-date>
    <dc:date>2020-03-28T20:39:06.799298642</dc:date>
    <meta:editing-duration>PT13H6M6S</meta:editing-duration>
    <meta:editing-cycles>123</meta:editing-cycles>
    <meta:generator>LibreOffice/6.0.7.3$Linux_X86_64 LibreOffice_project/00m0$Build-3</meta:generator>
    <meta:document-statistic meta:table-count="0" meta:image-count="0" meta:object-count="0" meta:page-count="2" meta:paragraph-count="74" meta:word-count="714" meta:character-count="4922" meta:non-whitespace-character-count="4342"/>
  </office:meta>
</office:document-meta>
</file>